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subtitle">
      <style:graphic-properties draw:fill-color="#ffffff" fo:min-height="13.61cm"/>
    </style:style>
    <style:style style:name="pr5" style:family="presentation" style:parent-style-name="lyt-brown-notes">
      <style:graphic-properties draw:fill-color="#ffffff" fo:min-height="12.322cm"/>
    </style:style>
    <style:style style:name="P1" style:family="paragraph">
      <style:text-properties fo:color="#ffffff"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draw:style-name="gr1" draw:text-style-name="P1" draw:layer="layout" svg:width="6.433cm" svg:height="1.276cm" svg:x="2.54cm" svg:y="4.445cm">
          <draw:text-box>
            <text:p><text:span text:style-name="T1">Memory Verse</text:span></text:p>
          </draw:text-box>
        </draw:frame>
        <draw:frame draw:style-name="gr1" draw:text-style-name="P1" draw:layer="layout" svg:width="11.64cm" svg:height="1.276cm" svg:x="2.54cm" svg:y="6.985cm">
          <draw:text-box>
            <text:p><text:span text:style-name="T1">Next week, Items to Collect</text:span></text:p>
          </draw:text-box>
        </draw:frame>
        <draw:frame draw:style-name="gr1" draw:text-style-name="P1" draw:layer="layout" svg:width="4.541cm" svg:height="1.276cm" svg:x="2.54cm" svg:y="9.525cm">
          <draw:text-box>
            <text:p><text:span text:style-name="T1">MindMap!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emory Verse</text:p>
          </draw:text-box>
        </draw:frame>
        <draw:frame presentation:style-name="pr4" draw:text-style-name="P3" draw:layer="layout" svg:width="25.199cm" svg:height="13.61cm" svg:x="1.4cm" svg:y="5.039cm" presentation:class="subtitle">
          <draw:text-box>
            <text:p text:style-name="P2"><text:span text:style-name="T2">Hebrews 1:1, 2 </text:span></text:p>
            <text:p><text:span text:style-name="T2">1 ____ __, at many ____ and in ____ ways, ___ spoke to ___ fathers by the prophets, 2 but in ____ ___ ___ he has _______ to us by his ___, whom he appointed the ___ of all things, ______ _____ also he _______ the world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emory Verse Part Deux</text:p>
          </draw:text-box>
        </draw:frame>
        <draw:frame presentation:style-name="pr4" draw:layer="layout" svg:width="25.199cm" svg:height="13.61cm" svg:x="1.4cm" svg:y="5.039cm" presentation:class="subtitle">
          <draw:text-box>
            <text:p text:style-name="P2"><text:span text:style-name="T2">1 Peter 3:15</text:span></text:p>
            <text:p text:style-name="P2"><text:span text:style-name="T2">15. But in your ______ ___ apart _____ __ ____. <text:s/>Always __ _______ to ____ __ ______ to ________ who ____ you to ____ the _______ for the ____ you have. <text:s/>But do this with gentleness and _______,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or Next week:</text:p>
          </draw:text-box>
        </draw:frame>
        <draw:frame draw:style-name="gr1" draw:text-style-name="P1" draw:layer="layout" svg:width="6.281cm" svg:height="1.276cm" svg:x="2.425cm" svg:y="8.255cm">
          <draw:text-box>
            <text:p><text:span text:style-name="T1">Read chapter </text:span></text:p>
          </draw:text-box>
        </draw:frame>
        <draw:frame draw:style-name="gr1" draw:text-style-name="P1" draw:layer="layout" svg:width="6.433cm" svg:height="1.276cm" svg:x="1.905cm" svg:y="10.671cm">
          <draw:text-box>
            <text:p><text:span text:style-name="T1">Memory Vers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30T16:54:05</meta:creation-date>
    <meta:editing-duration>PT00H48M06S</meta:editing-duration>
    <meta:editing-cycles>8</meta:editing-cycles>
    <dc:date>2009-10-25T17:54:14</dc:date>
    <meta:generator>OpenOffice.org/3.0$Unix OpenOffice.org_project/300m15$Build-9379</meta:gener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